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Core/datatypes.php</text:p>
      <text:p text:style-name="Standard">[datatypes.php]</text:p>
      <text:p text:style-name="Standard">[TicModule] abstract</text:p>
      <text:p text:style-name="Standard">construtor ($autor=array(),$ver="1",$name="Datatype",$desc="incorrectly used as plain module",$depend=array("Core" =&gt; "1"))</text:p>
      <text:p text:style-name="Standard"/>
      <text:p text:style-name="Standard"><text:s text:c="4"/>function getAuthors() return Autor Array</text:p>
      <text:p text:style-name="Standard"/>
      <text:p text:style-name="Standard"><text:s text:c="4"/>function getDependencies()</text:p>
      <text:p text:style-name="Standard"><text:s text:c="4"/>// Gibt einen Array zurück mit den Namen und Version der Module die vor dem eigenem geladen</text:p>
      <text:p text:style-name="Standard"><text:s text:c="4"/>// werden müssen bevor das Modul geladen wird und installiert bevor das Modul installiert wird.</text:p>
      <text:p text:style-name="Standard"><text:s text:c="4"/>// Format: <text:s/>(ModuleName =&gt; ModuleVersion)</text:p>
      <text:p text:style-name="Standard"><text:s text:c="4"/></text:p>
      <text:p text:style-name="Standard"><text:s text:c="4"/>function getDescription() return <text:s/>Text, welcher das Modul beschreibt.</text:p>
      <text:p text:style-name="Standard"><text:tab/></text:p>
      <text:p text:style-name="Standard"><text:s text:c="4"/>function getName() return String</text:p>
      <text:p text:style-name="Standard"><text:s/></text:p>
      <text:p text:style-name="Standard"><text:s text:c="4"/>function __toString() return getName()</text:p>
      <text:p text:style-name="Standard"><text:s text:c="4"/></text:p>
      <text:p text:style-name="Standard"><text:s text:c="4"/>function getVersion() return int</text:p>
      <text:p text:style-name="Standard"/>
      <text:p text:style-name="Standard"><text:s text:c="4"/>function getSmarty_template() return <text:s/>smarty_template</text:p>
      <text:p text:style-name="Standard"/>
      <text:p text:style-name="Standard"><text:s text:c="4"/>function getSmarty_vars() return <text:s/>smarty_vars</text:p>
      <text:p text:style-name="Standard"/>
      <text:p text:style-name="Standard"><text:s text:c="4"/>function createMenuEntries($menuroot) return false</text:p>
      <text:p text:style-name="Standard"/>
      <text:p text:style-name="Standard"><text:s text:c="4"/>function isDBMod() return false</text:p>
      <text:p text:style-name="Standard"/>
      <text:p text:style-name="Standard"><text:s text:c="4"/>function onLoad()</text:p>
      <text:p text:style-name="Standard"><text:s text:c="4"/>// Wird bei jedem T.I.C. Seitenaufbau aufgerufen, alle Abhängigkeiten sind schon geladen</text:p>
      <text:p text:style-name="Standard"><text:s text:c="4"/></text:p>
      <text:p text:style-name="Standard"><text:s text:c="4"/>function onPostLoad() // Wird ausgeführt nachdem alle Module geladen sind.</text:p>
      <text:p text:style-name="Standard"><text:s text:c="4"/></text:p>
      <text:p text:style-name="Standard"><text:s text:c="4"/>function onUnload() // Letzte mögliche Aktion</text:p>
      <text:p text:style-name="Standard"><text:s text:c="4"/></text:p>
      <text:p text:style-name="Standard"><text:s text:c="4"/>function onPreExecute($mod_name, $menuentry) <text:s/>// Wird vor dem Ausführen eines Moduls ausgeführt</text:p>
      <text:p text:style-name="Standard"><text:s text:c="4"/></text:p>
      <text:p text:style-name="Standard"><text:s text:c="4"/>function onExecute($menuentry) die('Non-executable class executed!');</text:p>
      <text:p text:style-name="Standard"><text:s text:c="4"/>// Wird nur aufgerufen wenn das Modul explizit geladen ist, sprich vom</text:p>
      <text:p text:style-name="Standard"><text:s text:c="4"/>// User ausgewählt wurde <text:s/>(wrapper.php?mod=MEINMODUL)</text:p>
      <text:p text:style-name="Standard"><text:s text:c="4"/></text:p>
      <text:p text:style-name="Standard"><text:s text:c="4"/>function onPostExecute($mod_name, $menuentry) // Wird nach dem Ausführen eines Moduls ausgeführt</text:p>
      <text:p text:style-name="Standard"><text:s text:c="4"/></text:p>
      <text:p text:style-name="Standard"><text:s text:c="4"/>function onTick($tick) // Wird bei jedem Tick einmal aufgerufen.</text:p>
      <text:p text:style-name="Standard"><text:s text:c="4"/></text:p>
      <text:p text:style-name="Standard"><text:s text:c="4"/>function execInstall($installdata)</text:p>
      <text:p text:style-name="Standard"/>
      <text:p text:style-name="Standard"><text:s text:c="4"/>function execUpdate($installdata)</text:p>
      <text:p text:style-name="Standard"><text:s text:c="4"/></text:p>
      <text:p text:style-name="Standard"><text:soft-page-break/><text:s text:c="4"/>function getModPath()</text:p>
      <text:p text:style-name="Standard"><text:s text:c="4"/>{</text:p>
      <text:p text:style-name="Standard"><text:s text:c="8"/>global $tic;</text:p>
      <text:p text:style-name="Standard"><text:s text:c="8"/>return $tic-&gt;server_root.$this-&gt;getName().'/';</text:p>
      <text:p text:style-name="Standard"><text:s text:c="4"/>}</text:p>
      <text:p text:style-name="Standard"><text:s text:c="4"/></text:p>
      <text:p text:style-name="Standard"><text:s text:c="4"/>function setTemplate($filename)</text:p>
      <text:p text:style-name="Standard"><text:s text:c="4"/></text:p>
      <text:p text:style-name="Standard"><text:s text:c="4"/>function setVar($var_name, $var_value)</text:p>
      <text:p text:style-name="Standard"><text:s text:c="8"/>$this-&gt;smarty_vars[$var_name] = $var_value;</text:p>
      <text:p text:style-name="Standard"/>
      <text:p text:style-name="Standard">[Author]</text:p>
      <text:p text:style-name="Standard">function getName() return string</text:p>
      <text:p text:style-name="Standard"><text:tab/></text:p>
      <text:p text:style-name="Standard">function getNick() return string</text:p>
      <text:p text:style-name="Standard"/>
      <text:p text:style-name="Standard">function getMail() return string</text:p>
      <text:p text:style-name="Standard"/>
      <text:p text:style-name="Standard"/>
      <text:p text:style-name="Standard">[MenuEntry]</text:p>
      <text:p text:style-name="Standard"><text:s/>__construct($name, $priority = 0, $module = '', $execParam = '')</text:p>
      <text:p text:style-name="Standard"/>
      <text:p text:style-name="Standard"><text:s text:c="4"/>public function getName() return string</text:p>
      <text:p text:style-name="Standard"/>
      <text:p text:style-name="Standard"><text:s text:c="4"/>public function getExecParam() <text:s/>return $this-&gt;execParam</text:p>
      <text:p text:style-name="Standard"/>
      <text:p text:style-name="Standard"><text:s text:c="4"/>public function getModule() return Modul</text:p>
      <text:p text:style-name="Standard"/>
      <text:p text:style-name="Standard"><text:s text:c="4"/>public function getChildByName($name) return Child or false</text:p>
      <text:p text:style-name="Standard"/>
      <text:p text:style-name="Standard"><text:s text:c="4"/>public function getChildren() return Child</text:p>
      <text:p text:style-name="Standard"/>
      <text:p text:style-name="Standard"><text:s text:c="4"/>public function getPriority() return Prio</text:p>
      <text:p text:style-name="Standard"/>
      <text:p text:style-name="Standard"><text:s text:c="4"/>public function addChild($entry) return boolean</text:p>
      <text:p text:style-name="Standard"/>
      <text:p text:style-name="Standard"><text:s text:c="4"/>public function isLeaf() $this-&gt;children == array()</text:p>
      <text:p text:style-name="Standard"/>
      <text:p text:style-name="Standard"><text:s text:c="4"/>public function cmp($a, $b) <text:s/>return $a-&gt;priority &lt;= $b-&gt;priority ? -1 : 1;</text:p>
      <text:p text:style-name="Standard"/>
      <text:p text:style-name="Standard">[/datatypes.php]</text:p>
      <text:p text:style-name="Standard">[Core.class.php] extends TICModule</text:p>
      <text:p text:style-name="Standard">__constructor()</text:p>
      <text:p text:style-name="Standard"/>
      <text:p text:style-name="Standard">function onLoad()</text:p>
      <text:p text:style-name="Standard"/>
      <text:p text:style-name="Standard">function onUnload()</text:p>
      <text:p text:style-name="Standard"/>
      <text:p text:style-name="Standard">function set($mod_name, $key, $value)</text:p>
      <text:p text:style-name="Standard"/>
      <text:p text:style-name="Standard">function get($mod_name, $key, $value = false) return valure or false</text:p>
      <text:p text:style-name="Standard"/>
      <text:p text:style-name="Standard"><text:soft-page-break/>function microtime_float() return int</text:p>
      <text:p text:style-name="Standard"/>
      <text:p text:style-name="Standard">function getTICAdr() return string</text:p>
      <text:p text:style-name="Standard"/>
      <text:p text:style-name="Standard">function getInstallQueriesMySQL() return array</text:p>
      <text:p text:style-name="Standard"/>
      <text:p text:style-name="Standard">function getInstallQueriesPostgreSQL() return array</text:p>
      <text:p text:style-name="Standard"/>
      <text:p text:style-name="Standard">geärbte functionen von TICModule : getAuthors(),getDependencies(),getDescription(), getName(), __toString(),getVersion() ,getSmarty_template() ,</text:p>
      <text:p text:style-name="Standard">getSmarty_vars(),createMenuEntries($menuroot),isDBMod(),onLoad(),onPostLoad(),onUnload(),onPreExecute($mod_name, $menuentry),</text:p>
      <text:p text:style-name="Standard">onExecute($menuentry),onPostExecute($mod_name, $menuentry),onTick($tick),execInstall($installdata),($installdata),</text:p>
      <text:p text:style-name="Standard">getModPath(),setTemplate(),setVar()</text:p>
      <text:p text:style-name="Standard">[\Core.class.php]</text:p>
      <text:p text:style-name="Standard"/>
      <text:p text:style-name="Standard">[ModuleManger.class.php]</text:p>
      <text:p text:style-name="Standard">function getVersion() return int</text:p>
      <text:p text:style-name="Standard"/>
      <text:p text:style-name="Standard">function getName() return string</text:p>
      <text:p text:style-name="Standard"/>
      <text:p text:style-name="Standard">function ModuleManager($tic_path)</text:p>
      <text:p text:style-name="Standard"/>
      <text:p text:style-name="Standard">function modsInitialize($installdata = false, $execUpdate = false, $noAuth = false)</text:p>
      <text:p text:style-name="Standard"/>
      <text:p text:style-name="Standard">function _calcDependencyOrder($modlist) return array</text:p>
      <text:p text:style-name="Standard"/>
      <text:p text:style-name="Standard">function modExecute($mod_name, $menuentry)</text:p>
      <text:p text:style-name="Standard"/>
      <text:p text:style-name="Standard">function modsUnload()</text:p>
      <text:p text:style-name="Standard"/>
      <text:p text:style-name="Standard"><text:s/>function modExists($mod_name) return boolean</text:p>
      <text:p text:style-name="Standard"/>
      <text:p text:style-name="Standard">function modIsLoaded($mod_name) <text:s/>return boolean</text:p>
      <text:p text:style-name="Standard"/>
      <text:p text:style-name="Standard">function modListLoaded() return array</text:p>
      <text:p text:style-name="Standard"/>
      <text:p text:style-name="Standard">function _modDirList($mod_path) return array</text:p>
      <text:p text:style-name="Standard"/>
      <text:p text:style-name="Standard">function _modAdd($mod_name)</text:p>
      <text:p text:style-name="Standard"/>
      <text:p text:style-name="Standard">function _modLoad($mod_name)</text:p>
      <text:p text:style-name="Standard"/>
      <text:p text:style-name="Standard">function _installMods($sortedMods, $installdata)</text:p>
      <text:p text:style-name="Standard"/>
      <text:p text:style-name="Standard">function error($modulName, $text) return true</text:p>
      <text:p text:style-name="Standard"/>
      <text:p text:style-name="Standard">function info($modulName, $text)</text:p>
      <text:p text:style-name="Standard"/>
      <text:p text:style-name="Standard">function isError() return boolean</text:p>
      <text:p text:style-name="Standard">[/ModuleManger.class.php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10M21S</meta:editing-duration>
    <meta:editing-cycles>10</meta:editing-cycles>
    <meta:generator>OpenOffice.org/3.1$Win32 OpenOffice.org_project/310m11$Build-9399</meta:generator>
    <dc:date>2009-05-21T07:48:45.45</dc:date>
    <meta:document-statistic meta:table-count="0" meta:image-count="0" meta:object-count="0" meta:page-count="3" meta:paragraph-count="102" meta:word-count="395" meta:character-count="4149"/>
    <meta:user-defined meta:name="Info 1"/>
    <meta:user-defined meta:name="Info 2"/>
    <meta:user-defined meta:name="Info 3"/>
    <meta:user-defined meta:name="Info 4"/>
  </office:meta>
</office:document-meta>
</file>